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השכלה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ניסיון תעסוקתי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תשתית של מערכת גדולה ומבצעית</text:p>
        </text:list-item>
        <text:list-item>
          <text:p text:style-name="P1">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הצטיינויות, פרסומים והכשרות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ידע טכנולוגי</text:h>
      <text:p text:style-name="First_20_paragraph"><text:span text:style-name="T1">שפה עיקרית</text:span>: Java 8 (Spring Boot, Tomcat, JPA).</text:p>
      <text:p text:style-name="Text_20_body"><text:span text:style-name="T1">שפות נוספות</text:span>: Bash, JavaScript/Node/Typescript, Python, PL/SQL, C/C++, C#.NET, PHP.</text:p>
      <text:p text:style-name="Text_20_body"><text:span text:style-name="T1">כלים</text:span>:</text:p>
      <text:list text:style-name="L5">
        <text:list-item>
          <text:p text:style-name="P5"><text:span text:style-name="T2">סביבות פיתוח</text:span>: Eclipse, IntelliJ IDEA, Visual Studio, Visual Studio Code</text:p>
        </text:list-item>
        <text:list-item>
          <text:p text:style-name="P5"><text:span text:style-name="T2">כלי פיתוח</text:span>: Git, Gradle, Maven, Ivy, Ant, Jenkins CI, Docker, Atlassian Bamboo, Red Hat Openshift</text:p>
        </text:list-item>
        <text:list-item>
          <text:p text:style-name="P5"><text:span text:style-name="T2">תוכנות משרדיות</text:span>: Microsoft Excel, Outlook, Powerpoint, Word, Visio, w/ VBA Macros</text:p>
        </text:list-item>
        <text:list-item>
          <text:p text:style-name="P5"><text:span text:style-name="T2">כלים אחרים</text:span>: MATLAB, PL/SQL Developer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שפות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ניהול פרויקטים (במסגרת הלימודים)</text:h>
      <text:list text:style-name="L6">
        <text:list-item>
          <text:p text:style-name="P6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6">פרויקט בהנדסת מערכות חלונות (C#.NET, WCF, WPF, ASP.NET). ציון: 100.</text:p>
        </text:list-item>
        <text:list-item>
          <text:p text:style-name="P6">פרויקט בארגון וניהול קבצים (strictly layered architecture, Managed C++, Windows Forms). ציון: 100.</text:p>
        </text:list-item>
        <text:list-item>
          <text:p text:style-name="P6">פרויקט בJava (MVC, JPA, Swing, Webservices, C# client, JSP). ציון: 100.</text:p>
        </text:list-item>
        <text:list-item>
          <text:p text:style-name="P6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</office:meta>
</office:document-meta>
</file>